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900000065BEA51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90d8"/>
    </style:style>
    <style:style style:name="P15" style:family="paragraph" style:parent-style-name="Text_20_body">
      <style:paragraph-properties style:writing-mode="lr-tb"/>
      <style:text-properties officeooo:paragraph-rsid="00be4766"/>
    </style:style>
    <style:style style:name="P16" style:family="paragraph" style:parent-style-name="Text_20_body">
      <style:paragraph-properties style:writing-mode="lr-tb"/>
      <style:text-properties officeooo:paragraph-rsid="00c0c742"/>
    </style:style>
    <style:style style:name="P17" style:family="paragraph" style:parent-style-name="Text_20_body">
      <style:paragraph-properties style:writing-mode="lr-tb"/>
      <style:text-properties officeooo:paragraph-rsid="00c15141"/>
    </style:style>
    <style:style style:name="P18" style:family="paragraph" style:parent-style-name="Text_20_body">
      <style:text-properties officeooo:paragraph-rsid="00d03392"/>
    </style:style>
    <style:style style:name="P19" style:family="paragraph" style:parent-style-name="Text_20_body">
      <style:text-properties officeooo:paragraph-rsid="00d0eb8d"/>
    </style:style>
    <style:style style:name="P20" style:family="paragraph" style:parent-style-name="Text_20_body">
      <style:paragraph-properties style:writing-mode="lr-tb"/>
      <style:text-properties officeooo:paragraph-rsid="00d31b6e"/>
    </style:style>
    <style:style style:name="P21" style:family="paragraph" style:parent-style-name="Text_20_body">
      <style:paragraph-properties style:writing-mode="lr-tb"/>
      <style:text-properties officeooo:paragraph-rsid="00d49192"/>
    </style:style>
    <style:style style:name="P22" style:family="paragraph" style:parent-style-name="Text_20_body">
      <style:paragraph-properties style:writing-mode="lr-tb"/>
      <style:text-properties officeooo:paragraph-rsid="00d4f36f"/>
    </style:style>
    <style:style style:name="P23" style:family="paragraph" style:parent-style-name="Text_20_body">
      <style:text-properties officeooo:paragraph-rsid="00d56b51"/>
    </style:style>
    <style:style style:name="P24" style:family="paragraph" style:parent-style-name="Text_20_body">
      <style:paragraph-properties style:writing-mode="lr-tb"/>
      <style:text-properties officeooo:paragraph-rsid="00bc454f"/>
    </style:style>
    <style:style style:name="P25" style:family="paragraph" style:parent-style-name="Text_20_body">
      <style:text-properties officeooo:paragraph-rsid="00d717e2"/>
    </style:style>
    <style:style style:name="P26" style:family="paragraph" style:parent-style-name="Text_20_body">
      <style:text-properties officeooo:paragraph-rsid="00d8590a"/>
    </style:style>
    <style:style style:name="P27" style:family="paragraph" style:parent-style-name="Text_20_body">
      <style:text-properties officeooo:paragraph-rsid="00d126dd"/>
    </style:style>
    <style:style style:name="P28" style:family="paragraph" style:parent-style-name="Text_20_body">
      <style:text-properties officeooo:paragraph-rsid="00db23f4"/>
    </style:style>
    <style:style style:name="P29" style:family="paragraph" style:parent-style-name="Text_20_body">
      <style:text-properties officeooo:paragraph-rsid="00dfc133"/>
    </style:style>
    <style:style style:name="P30" style:family="paragraph" style:parent-style-name="Діалог">
      <style:text-properties officeooo:paragraph-rsid="00dfc133"/>
    </style:style>
    <style:style style:name="P31" style:family="paragraph" style:parent-style-name="Text_20_body">
      <style:text-properties officeooo:paragraph-rsid="00deae73"/>
    </style:style>
    <style:style style:name="P32" style:family="paragraph" style:parent-style-name="Text_20_body">
      <style:paragraph-properties style:writing-mode="lr-tb"/>
      <style:text-properties officeooo:paragraph-rsid="00d21b4d"/>
    </style:style>
    <style:style style:name="P33" style:family="paragraph" style:parent-style-name="Text_20_body">
      <style:paragraph-properties style:writing-mode="lr-tb"/>
      <style:text-properties officeooo:paragraph-rsid="00dfd361"/>
    </style:style>
    <style:style style:name="P34" style:family="paragraph" style:parent-style-name="Text_20_body">
      <style:paragraph-properties style:writing-mode="lr-tb"/>
      <style:text-properties officeooo:paragraph-rsid="00e12f2c"/>
    </style:style>
    <style:style style:name="P35" style:family="paragraph" style:parent-style-name="Text_20_body">
      <style:paragraph-properties style:writing-mode="lr-tb"/>
      <style:text-properties officeooo:paragraph-rsid="00e45cc0"/>
    </style:style>
    <style:style style:name="P36" style:family="paragraph" style:parent-style-name="Text_20_body">
      <style:paragraph-properties style:writing-mode="lr-tb"/>
      <style:text-properties officeooo:paragraph-rsid="00e87305"/>
    </style:style>
    <style:style style:name="P37" style:family="paragraph" style:parent-style-name="Text_20_body">
      <style:text-properties officeooo:paragraph-rsid="00ea49f7"/>
    </style:style>
    <style:style style:name="P38" style:family="paragraph" style:parent-style-name="Text_20_body">
      <style:text-properties officeooo:paragraph-rsid="00ea96d9"/>
    </style:style>
    <style:style style:name="P39" style:family="paragraph" style:parent-style-name="Діалог">
      <style:text-properties officeooo:paragraph-rsid="00f85dab"/>
    </style:style>
    <style:style style:name="P40" style:family="paragraph" style:parent-style-name="Діалог">
      <style:text-properties officeooo:paragraph-rsid="00fb62cc"/>
    </style:style>
    <style:style style:name="P41" style:family="paragraph" style:parent-style-name="Heading_20_1">
      <style:text-properties officeooo:paragraph-rsid="00bc454f"/>
    </style:style>
    <style:style style:name="P42" style:family="paragraph" style:parent-style-name="Heading_20_1">
      <style:text-properties officeooo:paragraph-rsid="00dfc133"/>
    </style:style>
    <style:style style:name="P43" style:family="paragraph" style:parent-style-name="Text_20_body" style:list-style-name="L1">
      <style:text-properties officeooo:paragraph-rsid="004fe0d0"/>
    </style:style>
    <style:style style:name="P44" style:family="paragraph" style:parent-style-name="Text_20_body" style:list-style-name="L1">
      <style:text-properties officeooo:paragraph-rsid="0059e008"/>
    </style:style>
    <style:style style:name="P45" style:family="paragraph" style:parent-style-name="Text_20_body" style:list-style-name="L1">
      <style:text-properties officeooo:paragraph-rsid="005c33ad"/>
    </style:style>
    <style:style style:name="P46" style:family="paragraph" style:parent-style-name="Text_20_body" style:list-style-name="L1">
      <style:text-properties officeooo:paragraph-rsid="00a9810b"/>
    </style:style>
    <style:style style:name="P47" style:family="paragraph" style:parent-style-name="Text_20_body" style:list-style-name="L1">
      <style:text-properties officeooo:paragraph-rsid="00aa11dd"/>
    </style:style>
    <style:style style:name="P48" style:family="paragraph" style:parent-style-name="Text_20_body">
      <style:text-properties officeooo:paragraph-rsid="00f43f8a"/>
    </style:style>
    <style:style style:name="P49" style:family="paragraph" style:parent-style-name="Text_20_body">
      <style:text-properties officeooo:paragraph-rsid="00db23f4"/>
    </style:style>
    <style:style style:name="P50" style:family="paragraph" style:parent-style-name="Text_20_body">
      <style:text-properties officeooo:paragraph-rsid="00f692a0"/>
    </style:style>
    <style:style style:name="P51" style:family="paragraph" style:parent-style-name="Text_20_body">
      <style:paragraph-properties style:writing-mode="lr-tb"/>
      <style:text-properties officeooo:paragraph-rsid="00e45cc0"/>
    </style:style>
    <style:style style:name="P52" style:family="paragraph" style:parent-style-name="Text_20_body">
      <style:paragraph-properties style:writing-mode="lr-tb"/>
      <style:text-properties officeooo:paragraph-rsid="00e1f2a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4a6cbd"/>
    </style:style>
    <style:style style:name="T8" style:family="text">
      <style:text-properties style:font-name="Liberation Serif" officeooo:rsid="00760051"/>
    </style:style>
    <style:style style:name="T9" style:family="text">
      <style:text-properties style:font-name="Liberation Serif" officeooo:rsid="00810ad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7f2b"/>
    </style:style>
    <style:style style:name="T15" style:family="text">
      <style:text-properties style:font-name="Liberation Serif" officeooo:rsid="00ad7805"/>
    </style:style>
    <style:style style:name="T16" style:family="text">
      <style:text-properties style:font-name="Liberation Serif" officeooo:rsid="00afa930"/>
    </style:style>
    <style:style style:name="T17" style:family="text">
      <style:text-properties style:font-name="Liberation Serif" officeooo:rsid="00b12773"/>
    </style:style>
    <style:style style:name="T18" style:family="text">
      <style:text-properties style:font-name="Liberation Serif" officeooo:rsid="00b31277"/>
    </style:style>
    <style:style style:name="T19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b4d62f"/>
    </style:style>
    <style:style style:name="T24" style:family="text">
      <style:text-properties style:font-name="Liberation Serif" officeooo:rsid="00b6b86f"/>
    </style:style>
    <style:style style:name="T25" style:family="text">
      <style:text-properties style:font-name="Liberation Serif" officeooo:rsid="00b89379"/>
    </style:style>
    <style:style style:name="T26" style:family="text">
      <style:text-properties style:font-name="Liberation Serif" officeooo:rsid="00bc454f"/>
    </style:style>
    <style:style style:name="T27" style:family="text">
      <style:text-properties style:font-name="Liberation Serif" officeooo:rsid="00bc90d8"/>
    </style:style>
    <style:style style:name="T28" style:family="text">
      <style:text-properties style:font-name="Liberation Serif" officeooo:rsid="00be4766"/>
    </style:style>
    <style:style style:name="T29" style:family="text">
      <style:text-properties style:font-name="Liberation Serif" officeooo:rsid="00bf72bc"/>
    </style:style>
    <style:style style:name="T30" style:family="text">
      <style:text-properties style:font-name="Liberation Serif" officeooo:rsid="00c0c742"/>
    </style:style>
    <style:style style:name="T31" style:family="text">
      <style:text-properties style:font-name="Liberation Serif" officeooo:rsid="00c15141"/>
    </style:style>
    <style:style style:name="T32" style:family="text">
      <style:text-properties style:font-name="Liberation Serif" officeooo:rsid="00c3c7b5"/>
    </style:style>
    <style:style style:name="T33" style:family="text">
      <style:text-properties style:font-name="Liberation Serif" officeooo:rsid="00c4fa88"/>
    </style:style>
    <style:style style:name="T34" style:family="text">
      <style:text-properties style:font-name="Liberation Serif" officeooo:rsid="00c50d4d"/>
    </style:style>
    <style:style style:name="T35" style:family="text">
      <style:text-properties style:font-name="Liberation Serif" officeooo:rsid="00c59d5b"/>
    </style:style>
    <style:style style:name="T36" style:family="text">
      <style:text-properties style:font-name="Liberation Serif" officeooo:rsid="00c5b3e1"/>
    </style:style>
    <style:style style:name="T37" style:family="text">
      <style:text-properties style:font-name="Liberation Serif" officeooo:rsid="00c718a9"/>
    </style:style>
    <style:style style:name="T38" style:family="text">
      <style:text-properties style:font-name="Liberation Serif" officeooo:rsid="00c7e4cc"/>
    </style:style>
    <style:style style:name="T39" style:family="text">
      <style:text-properties style:font-name="Liberation Serif" officeooo:rsid="00c9bf2e"/>
    </style:style>
    <style:style style:name="T40" style:family="text">
      <style:text-properties style:font-name="Liberation Serif" officeooo:rsid="00ca03c0"/>
    </style:style>
    <style:style style:name="T41" style:family="text">
      <style:text-properties style:font-name="Liberation Serif" officeooo:rsid="00ca3a08"/>
    </style:style>
    <style:style style:name="T42" style:family="text">
      <style:text-properties style:font-name="Liberation Serif" officeooo:rsid="00cb2c53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ce582e"/>
    </style:style>
    <style:style style:name="T45" style:family="text">
      <style:text-properties style:font-name="Liberation Serif" officeooo:rsid="00d21b4d"/>
    </style:style>
    <style:style style:name="T46" style:family="text">
      <style:text-properties style:font-name="Liberation Serif" officeooo:rsid="00d2ba85"/>
    </style:style>
    <style:style style:name="T47" style:family="text">
      <style:text-properties style:font-name="Liberation Serif" officeooo:rsid="00d2c0ca"/>
    </style:style>
    <style:style style:name="T48" style:family="text">
      <style:text-properties style:font-name="Liberation Serif" officeooo:rsid="00d31b6e"/>
    </style:style>
    <style:style style:name="T49" style:family="text">
      <style:text-properties style:font-name="Liberation Serif" officeooo:rsid="00d49192"/>
    </style:style>
    <style:style style:name="T50" style:family="text">
      <style:text-properties style:font-name="Liberation Serif" officeooo:rsid="00d4f36f"/>
    </style:style>
    <style:style style:name="T51" style:family="text">
      <style:text-properties style:font-name="Liberation Serif" officeooo:rsid="00dfd361"/>
    </style:style>
    <style:style style:name="T52" style:family="text">
      <style:text-properties style:font-name="Liberation Serif" officeooo:rsid="00e38b7b"/>
    </style:style>
    <style:style style:name="T53" style:family="text">
      <style:text-properties style:font-name="Liberation Serif" officeooo:rsid="00e59887"/>
    </style:style>
    <style:style style:name="T54" style:family="text">
      <style:text-properties style:font-name="Liberation Serif" officeooo:rsid="00e773c0"/>
    </style:style>
    <style:style style:name="T55" style:family="text">
      <style:text-properties style:font-name="Liberation Serif" officeooo:rsid="00f85dab"/>
    </style:style>
    <style:style style:name="T56" style:family="text">
      <style:text-properties style:font-name="Liberation Serif" officeooo:rsid="00fa0e98"/>
    </style:style>
    <style:style style:name="T57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4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0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1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2" style:family="text">
      <style:text-properties officeooo:rsid="00d1d20c"/>
    </style:style>
    <style:style style:name="T73" style:family="text">
      <style:text-properties officeooo:rsid="00db23f4"/>
    </style:style>
    <style:style style:name="T74" style:family="text">
      <style:text-properties officeooo:rsid="00dfc133"/>
    </style:style>
    <style:style style:name="T75" style:family="text">
      <style:text-properties officeooo:rsid="1119e3ac"/>
    </style:style>
    <style:style style:name="T76" style:family="text">
      <style:text-properties officeooo:rsid="00e1f2a2"/>
    </style:style>
    <style:style style:name="T77" style:family="text">
      <style:text-properties officeooo:rsid="00e87305"/>
    </style:style>
    <style:style style:name="T78" style:family="text">
      <style:text-properties officeooo:rsid="00f49a99"/>
    </style:style>
    <style:style style:name="T79" style:family="text">
      <style:text-properties officeooo:rsid="00f692a0"/>
    </style:style>
    <style:style style:name="T80" style:family="text">
      <style:text-properties officeooo:rsid="00fb62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43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44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44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45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46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47"><text:span text:style-name="Source_20_Text"><text:span text:style-name="T13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41" text:outline-level="1"><text:span text:style-name="Source_20_Text"><text:span text:style-name="T26">Назви не живих об’єктів</text:span></text:span></text:h>
      <text:p text:style-name="P24"><text:span text:style-name="Source_20_Text"><text:span text:style-name="T9">Elements of Harmony —</text:span></text:span><text:span text:style-name="Source_20_Text"><text:span text:style-name="T26"> Елементи Гармонії</text:span></text:span></text:p>
      <text:p text:style-name="P16"><text:span text:style-name="Source_20_Text"><text:span text:style-name="T26">Element of Magic — </text:span></text:span><text:span text:style-name="Source_20_Text"><text:span text:style-name="T30">Елемент Магії</text:span></text:span></text:p>
      <text:p text:style-name="P16"><text:span text:style-name="Source_20_Text"><text:span text:style-name="T30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1">Sunset Shimmer — Сансет Шимер </text:span></text:span><text:span text:style-name="Source_20_Text"><text:span text:style-name="T39">(https://mlp.fandom.com/wiki/Sunset_Shimmer#Human)</text:span></text:span></text:p>
      <text:p text:style-name="P10"><text:span text:style-name="Source_20_Text"><text:span text:style-name="T18">Twilight Sparkle — Твайлайт Спаркл </text:span></text:span><text:span text:style-name="Source_20_Text"><text:span text:style-name="T40">(https://mlp.fandom.com/wiki/Twilight_Sparkle_(Sci-Twi)#Human)</text:span></text:span></text:p>
      <text:p text:style-name="P11"><text:span text:style-name="Source_20_Text"><text:span text:style-name="T24">Spirits — Духи</text:span></text:span></text:p>
      <text:p text:style-name="P13"><text:span text:style-name="Source_20_Text"><text:span text:style-name="T24">Applejack — </text:span></text:span><text:span text:style-name="Source_20_Text"><text:span text:style-name="T25">Еплджек </text:span></text:span><text:span text:style-name="Source_20_Text"><text:span text:style-name="T38">(</text:span></text:span><text:a xlink:type="simple" xlink:href="https://mlp.fandom.com/wiki/Applejack_(EG)" text:style-name="Internet_20_link" text:visited-style-name="Visited_20_Internet_20_Link"><text:span text:style-name="Source_20_Text"><text:span text:style-name="T38">https://mlp.fandom.com/wiki/Applejack_(EG)</text:span></text:span></text:a><text:span text:style-name="Source_20_Text"><text:span text:style-name="T38">)</text:span></text:span></text:p>
      <text:p text:style-name="P21"><text:span text:style-name="Source_20_Text"><text:span text:style-name="T49">* Еплджек буде розмовляти на суржику або щось подібному.</text:span></text:span></text:p>
      <text:p text:style-name="P22"><text:span text:style-name="Source_20_Text"><text:span text:style-name="T50">* Звертається до інших як «Sugarcube», що я перекладу як «цукорок».</text:span></text:span></text:p>
      <text:p text:style-name="P13"><text:span text:style-name="Source_20_Text"><text:span text:style-name="T24">Rarity — </text:span></text:span><text:span text:style-name="Source_20_Text"><text:span text:style-name="T25">Реріті </text:span></text:span><text:span text:style-name="Source_20_Text"><text:span text:style-name="T37">(https://mlp.fandom.com/wiki/Rarity_(EG))</text:span></text:span></text:p>
      <text:p text:style-name="P12"><text:span text:style-name="Source_20_Text"><text:span text:style-name="T24">Pinkie Pie — </text:span></text:span><text:span text:style-name="Source_20_Text"><text:span text:style-name="T25">Пінкі Пай </text:span></text:span><text:span text:style-name="Source_20_Text"><text:span text:style-name="T37">(https://mlp.fandom.com/wiki/Pinkie_Pie_(EG))</text:span></text:span></text:p>
      <text:p text:style-name="P13"><text:span text:style-name="Source_20_Text"><text:span text:style-name="T24">Fluttershy — </text:span></text:span><text:span text:style-name="Source_20_Text"><text:span text:style-name="T25">Флатершай </text:span></text:span><text:span text:style-name="Source_20_Text"><text:span text:style-name="T36">(https://mlp.fandom.com/wiki/Fluttershy_(EG))</text:span></text:span></text:p>
      <text:p text:style-name="P12"><text:span text:style-name="Source_20_Text"><text:span text:style-name="T24">Rainbow Dash — </text:span></text:span><text:span text:style-name="Source_20_Text"><text:span text:style-name="T25">Рейнбоу Деш </text:span></text:span><text:span text:style-name="Source_20_Text"><text:span text:style-name="T35">(</text:span></text:span><text:span text:style-name="Source_20_Text"><text:span text:style-name="T34">https://mlp.fandom.com/wiki/Rainbow_Dash_(EG)</text:span></text:span><text:span text:style-name="Source_20_Text"><text:span text:style-name="T35">)</text:span></text:span></text:p>
      <text:p text:style-name="P15"><text:span text:style-name="Source_20_Text"><text:span text:style-name="T25">Celestia — </text:span></text:span><text:span text:style-name="Source_20_Text"><text:span text:style-name="T28">Селестія </text:span></text:span><text:span text:style-name="Source_20_Text"><text:span text:style-name="T41">(https://mlp.fandom.com/wiki/Princess_Celestia)</text:span></text:span></text:p>
      <text:p text:style-name="P14"><text:span text:style-name="Source_20_Text"><text:span text:style-name="T25">Principal Celestia — </text:span></text:span><text:span text:style-name="Source_20_Text"><text:span text:style-name="T29">д</text:span></text:span><text:span text:style-name="Source_20_Text"><text:span text:style-name="T27">иректорка Селестія </text:span></text:span><text:span text:style-name="Source_20_Text"><text:span text:style-name="T33">(</text:span></text:span><text:a xlink:type="simple" xlink:href="https://mlp.fandom.com/wiki/Principal_Celestia" text:style-name="Internet_20_link" text:visited-style-name="Visited_20_Internet_20_Link"><text:span text:style-name="Source_20_Text"><text:span text:style-name="T33">https://mlp.fandom.com/wiki/Principal_Celestia</text:span></text:span></text:a><text:span text:style-name="Source_20_Text"><text:span text:style-name="T33">)</text:span></text:span></text:p>
      <text:p text:style-name="P20"><text:span text:style-name="Source_20_Text"><text:span text:style-name="T33">Vice Principal Luna — </text:span></text:span><text:span text:style-name="Source_20_Text"><text:span text:style-name="T48">заступниця директорки Луна (https://mlp.fandom.com/wiki/Vice_Principal_Luna)</text:span></text:span></text:p>
      <text:p text:style-name="P17"><text:soft-page-break/><text:span text:style-name="Source_20_Text"><text:span text:style-name="T27">Snips — </text:span></text:span><text:span text:style-name="Source_20_Text"><text:span text:style-name="T31">Сніпс </text:span></text:span><text:span text:style-name="Source_20_Text"><text:span text:style-name="T32">(https://mlp.fandom.com/wiki/Snips_and_Snails_(EG)#Human)</text:span></text:span></text:p>
      <text:p text:style-name="P17"><text:span text:style-name="Source_20_Text"><text:span text:style-name="T27">Snails — </text:span></text:span><text:span text:style-name="Source_20_Text"><text:span text:style-name="T31">Снейлс </text:span></text:span><text:span text:style-name="Source_20_Text"><text:span text:style-name="T32">(</text:span></text:span><text:a xlink:type="simple" xlink:href="https://mlp.fandom.com/wiki/Snips_and_Snails_(EG)#Human" text:style-name="Internet_20_link" text:visited-style-name="Visited_20_Internet_20_Link"><text:span text:style-name="Source_20_Text"><text:span text:style-name="T32">https://mlp.fandom.com/wiki/Snips_and_Snails_(EG)#Human</text:span></text:span></text:a><text:span text:style-name="Source_20_Text"><text:span text:style-name="T32">)</text:span></text:span></text:p>
      <text:p text:style-name="P17"><text:span text:style-name="Source_20_Text"><text:span text:style-name="T32"/></text:span></text:p>
      <text:p text:style-name="P35"><text:span text:style-name="Source_20_Text"><text:span text:style-name="T32">Flash Sentry — </text:span></text:span><text:span text:style-name="Source_20_Text"><text:span text:style-name="T53">Флеш Сентрі </text:span></text:span><text:a xlink:type="simple" xlink:href="https://mlp.fandom.com/wiki/Flash_Sentry_(EG)" text:style-name="Internet_20_link" text:visited-style-name="Visited_20_Internet_20_Link"><text:span text:style-name="Source_20_Text"><text:span text:style-name="T54">https://mlp.fandom.com/wiki/Flash_Sentry_(EG)</text:span></text:span></text:a></text:p>
      <text:p text:style-name="P35"/>
      <text:p text:style-name="P36"><text:span text:style-name="T77">Flitter — Фліттер. Мабуть, це про неї? </text:span><text:a xlink:type="simple" xlink:href="https://mlp.fandom.com/wiki/Flitter" text:style-name="Internet_20_link" text:visited-style-name="Visited_20_Internet_20_Link"><text:span text:style-name="T77">https://mlp.fandom.com/wiki/Flitter</text:span></text:a></text:p>
      <text:p text:style-name="P35"><text:span text:style-name="Source_20_Text"><text:span text:style-name="T53"/></text:span></text:p>
      <text:p text:style-name="P39"><text:span text:style-name="Source_20_Text"><text:span text:style-name="T53">Mrs. Cake — </text:span></text:span><text:span text:style-name="Source_20_Text"><text:span text:style-name="T55">Пані Кейк </text:span></text:span><text:a xlink:type="simple" xlink:href="https://mlp.fandom.com/wiki/Mr._and_Mrs._Cake#Human" text:style-name="Internet_20_link" text:visited-style-name="Visited_20_Internet_20_Link"><text:span text:style-name="Source_20_Text"><text:span text:style-name="T56">https://mlp.fandom.com/wiki/Mr._and_Mrs._Cake#Human</text:span></text:span></text:a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5">школа Кантерлот </text:span></text:span><text:span text:style-name="Source_20_Text"><text:span text:style-name="T42">(https://mlp.fandom.com/wiki/Canterlot_High_School)</text:span></text:span></text:p>
      <text:p text:style-name="P7"><text:span text:style-name="Source_20_Text"><text:span text:style-name="T15">Canterlot — </text:span></text:span><text:span text:style-name="Source_20_Text"><text:span text:style-name="T16">Кантерлот </text:span></text:span><text:span text:style-name="Source_20_Text"><text:span text:style-name="T43">(https://mlp.fandom.com/wiki/Canterlot_(EG))</text:span></text:span></text:p>
      <text:p text:style-name="P8"><text:span text:style-name="Source_20_Text"><text:span text:style-name="T17">Equestria — Еквестрія </text:span></text:span><text:span text:style-name="Source_20_Text"><text:span text:style-name="T44">(https://mlp.fandom.com/wiki/Equestria)</text:span></text:span></text:p>
      <text:p text:style-name="P27">Vinyl Scratch — <text:span text:style-name="T72">Вайнал Скратч</text:span> <text:span text:style-name="T72">(</text:span><text:a xlink:type="simple" xlink:href="https://mlp.fandom.com/wiki/DJ_Pon-3_(EG)" text:style-name="Internet_20_link" text:visited-style-name="Visited_20_Internet_20_Link">https://mlp.fandom.com/wiki/DJ_Pon-3_(EG)</text:a><text:span text:style-name="T72">)</text:span></text:p>
      <text:p text:style-name="P27"/>
      <text:p text:style-name="P28">Crystal Mall — <text:span text:style-name="T73">ТЦ «Кришталь».</text:span></text:p>
      <text:p text:style-name="P48">Sugarcube Corner — «<text:span text:style-name="T78">Цукровий куточок». Я вже зовсім йобу дал з цими адаптаціями, але що поробиш.</text:span></text:p>
      <text:p text:style-name="P50">Sugarcube Street — <text:span text:style-name="T79">вулиця «Цукрова». Ну що ж, ось і почався піздець, лол.</text:span></text:p>
      <text:h text:style-name="Heading_20_1" text:outline-level="1"><text:span text:style-name="Source_20_Text"><text:span text:style-name="T1">Події</text:span></text:span></text:h>
      <text:p text:style-name="P32"><text:span text:style-name="Source_20_Text"><text:span text:style-name="T6">Fall Formal — </text:span></text:span><text:span text:style-name="Source_20_Text"><text:span text:style-name="T52">О</text:span></text:span><text:span text:style-name="Source_20_Text"><text:span text:style-name="T45">сінній </text:span></text:span><text:span text:style-name="Source_20_Text"><text:span text:style-name="T52">Б</text:span></text:span><text:span text:style-name="Source_20_Text"><text:span text:style-name="T45">ал </text:span></text:span><text:span text:style-name="Source_20_Text"><text:span text:style-name="T46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6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6">, в укр вікі Fall Format </text:span></text:span><text:span text:style-name="Source_20_Text"><text:span text:style-name="T47">переклали як осінній бал)</text:span></text:span></text:p>
      <text:p text:style-name="P33"><text:span text:style-name="Source_20_Text"><text:span text:style-name="T47">Spring Fling —</text:span></text:span><text:span text:style-name="Source_20_Text"><text:span text:style-name="T51"> «Весняний Кидок». Не знаю що це, але </text:span></text:span><text:a xlink:type="simple" xlink:href="https://www.cityofspartanburg.org/332/Spring-Fling" text:style-name="Internet_20_link" text:visited-style-name="Visited_20_Internet_20_Link"><text:span text:style-name="Source_20_Text"><text:span text:style-name="T51">https://www.cityofspartanburg.org/332/Spring-Fling</text:span></text:span></text:a></text:p>
      <text:p text:style-name="P52">Winter Ball — <text:span text:style-name="T76">Зимній М’яч</text:span></text:p>
      <text:p text:style-name="P52"/>
      <text:p text:style-name="P40">street fair - <text:span text:style-name="T80">ярмарок</text:span></text:p>
      <text:h text:style-name="Heading_20_1" text:outline-level="1"><text:span text:style-name="Source_20_Text">Різне</text:span></text:h>
      <text:p text:style-name="P18"><text:span text:style-name="Source_20_Text"><text:span text:style-name="T57">cast magic — </text:span></text:span><text:span text:style-name="Source_20_Text"><text:span text:style-name="T58">чарувати (магію/закляття)</text:span></text:span></text:p>
      <text:p text:style-name="P19"><text:span text:style-name="Source_20_Text"><text:span text:style-name="T58">leaned against — </text:span></text:span><text:span text:style-name="Source_20_Text"><text:span text:style-name="T59">притулитися до</text:span></text:span></text:p>
      <text:p text:style-name="P25"><text:soft-page-break/><text:span text:style-name="Source_20_Text"><text:span text:style-name="T59">detention - «</text:span></text:span><text:span text:style-name="Source_20_Text"><text:span text:style-name="T61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3"><text:span text:style-name="Source_20_Text"><text:span text:style-name="T60">…</text:span></text:span></text:p>
      <text:p text:style-name="P26"><text:span text:style-name="Source_20_Text"><text:span text:style-name="T60">as she only received A’s — </text:span></text:span><text:span text:style-name="Source_20_Text"><text:span text:style-name="T62">Адаптуємо систему американську систему оцінювання на українську, де 12 бальна система</text:span></text:span></text:p>
      <text:p text:style-name="P23"><text:span text:style-name="Source_20_Text"><text:span text:style-name="T60"/></text:span></text:p>
      <text:p text:style-name="P28"><text:span text:style-name="Source_20_Text"><text:span text:style-name="T63">mane six — блять. «Мейн Сикс». Нехай буде «Мейн Шестірка»</text:span></text:span></text:p>
      <text:p text:style-name="P31"><text:span text:style-name="Source_20_Text"><text:span text:style-name="T60">leather jacket — </text:span></text:span><text:span text:style-name="Source_20_Text"><text:span text:style-name="T64">шкіряна куртка, </text:span></text:span><text:span text:style-name="Source_20_Text"><text:span text:style-name="T67">улюблена куртка Сансет.</text:span></text:span></text:p>
      <text:p text:style-name="P38"><text:span text:style-name="Source_20_Text"><text:span text:style-name="T67">* Нова куртка коштувала 322 долари. </text:span></text:span><text:span text:style-name="Source_20_Text"><text:span text:style-name="T68">При конвертації на тогочасну ціну долара і гривні, виходить: 322 × 8,22 = 2646,84, округлюємо до 2647.</text:span></text:span></text:p>
      <text:p text:style-name="P31"><text:span text:style-name="Source_20_Text"><text:span text:style-name="T64"/></text:span></text:p>
      <text:p text:style-name="P31">If you're Gonna Come Around — <text:span text:style-name="T74">можливі варіанти перекладу:</text:span></text:p>
      <text:p text:style-name="P29"><text:span text:style-name="T74">* <text:s/></text:span><text:span text:style-name="T75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74">https://uk.wikipedia.org/wiki/%D0%97%D0%B0%D1%85%D0%BE%D0%B4%D1%8C_%E2%80%93_%D0%BD%D0%B5_%D0%B1%D1%96%D0%B9%D1%81%D1%8F,_%D0%B2%D0%B8%D1%85%D0%BE%D0%B4%D1%8C_%E2%80%93_%D0%BD%D0%B5_%D0%BF%D0%BB%D0%B0%D1%87</text:span></text:a></text:p>
      <text:p text:style-name="P31"><text:span text:style-name="Source_20_Text"><text:span text:style-name="T64"/></text:span></text:p>
      <text:p text:style-name="P34"><text:span text:style-name="Source_20_Text"><text:span text:style-name="T64">freshman year — </text:span></text:span><text:span text:style-name="Source_20_Text"><text:span text:style-name="T65">перший курс</text:span></text:span></text:p>
      <text:p text:style-name="P31"><text:span text:style-name="Source_20_Text"><text:span text:style-name="T64"/></text:span></text:p>
      <text:p text:style-name="P30"><text:span text:style-name="Source_20_Text"><text:span text:style-name="T64">Whoopdeedoo - </text:span></text:span><text:a xlink:type="simple" xlink:href="https://dictionary.cambridge.org/dictionary/english/whoop-de-doo" text:style-name="Internet_20_link" text:visited-style-name="Visited_20_Internet_20_Link"><text:span text:style-name="Source_20_Text">https://dictionary.cambridge.org/dictionary/english/whoop-de-doo</text:span></text:a></text:p>
      <text:p text:style-name="P29"><text:span text:style-name="Source_20_Text"><text:span text:style-name="T64"/></text:span></text:p>
      <text:p text:style-name="P37"><text:span text:style-name="Source_20_Text"><text:span text:style-name="T66">В оригіналі використовуються долари США, а перша частина фанфік</text:span></text:span><text:span text:style-name="Source_20_Text"><text:span text:style-name="T71">у</text:span></text:span><text:span text:style-name="Source_20_Text"><text:span text:style-name="T66"> була випущена 2013.11.23 числа. Конвертуємо: 1 долар ~= 8.22 </text:span></text:span><text:span text:style-name="Source_20_Text"><text:span text:style-name="T69">по тогочасному курсу. </text:span></text:span><text:span text:style-name="Source_20_Text"><text:span text:style-name="T70">Я не впевнений, але думаю, що автор взяв ціну не зовсім з стелі, а обрав щось схоже на реальну ціну імпортної курточки із Франції. </text:span></text:span></text:p>
      <text:p text:style-name="P37"><draw:frame draw:style-name="fr1" draw:name="Зображення1" text:anchor-type="char" svg:width="17cm" svg:height="1.224cm" draw:z-index="0"><draw:image xlink:href="Pictures/100000010000057900000065BEA51AA3.png" xlink:type="simple" xlink:show="embed" xlink:actuate="onLoad" draw:mime-type="image/png"/></draw:frame><text:span text:style-name="Source_20_Text"><text:span text:style-name="T66">Цю інформацію я відкопав тут: </text:span></text:span><text:a xlink:type="simple" xlink:href="https://www.xe.com/currencytables/?from=USD&amp;date=2013-11-23#table-section" text:style-name="Internet_20_link" text:visited-style-name="Visited_20_Internet_20_Link"><text:span text:style-name="Source_20_Text">https://www.xe.com/currencytables/?from=USD&amp;date=2013-11-23#table-section</text:span></text:a></text:p>
      <text:p text:style-name="P37"><text:span text:style-name="Source_20_Text"><text:span text:style-name="T67"/></text:span></text:p>
      <text:h text:style-name="P42" text:outline-level="1"><text:span text:style-name="Source_20_Text"><text:span text:style-name="T1">Стилістика</text:span></text:span></text:h>
      <text:p text:style-name="P2"><text:span text:style-name="Source_20_Text"><text:span text:style-name="T7">Heading 1 / </text:span></text:span><text:span text:style-name="Source_20_Text"><text:span text:style-name="T23">Заголовок 1</text:span></text:span><text:span text:style-name="Source_20_Text"><text:span text:style-name="T7"> — </text:span></text:span><text:span text:style-name="Source_20_Text"><text:span text:style-name="T10">для заголовків.</text:span></text:span></text:p>
      <text:p text:style-name="P3"><text:span text:style-name="Source_20_Text"><text:span text:style-name="T8">Пропуск — для «***» пропусків. Розділ тексту після «***» буде на новій сторінці (див. Text Flow)</text:span></text:span></text:p>
      <text:p text:style-name="P3"><text:soft-page-break/><text:span text:style-name="Source_20_Text"><text:span text:style-name="T8"/></text:span></text:p>
      <text:p text:style-name="P4"><text:span text:style-name="Source_20_Text"><text:span text:style-name="T14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pan text:style-name="Source_20_Text"><text:span text:style-name="T19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19">«Думки Сансет» для думок Сансет.</text:span></text:span></text:p>
      <text:p text:style-name="P5"><text:span text:style-name="Source_20_Text"><text:span text:style-name="T19">«</text:span></text:span><text:span text:style-name="Source_20_Text"><text:span text:style-name="T22">Думки Твайлайт» для думок Твайлайт.</text:span></text:span></text:p>
      <text:p text:style-name="P5"><text:span text:style-name="Source_20_Text"><text:span text:style-name="T19">«</text:span></text:span><text:span text:style-name="Source_20_Text"><text:span text:style-name="T20">Діалог» для діалогів, </text:span></text:span><text:span text:style-name="Source_20_Text"><text:span text:style-name="T21">монологів, та усіх ситуацій де хтось каже щось вголос.</text:span></text:span></text:p>
      <text:p text:style-name="P5"><text:span text:style-name="Source_20_Text"><text:span text:style-name="T20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0T22:47:31.260465352</dc:date>
    <meta:editing-duration>P2DT19H12M17S</meta:editing-duration>
    <meta:editing-cycles>209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66" meta:word-count="501" meta:character-count="4695" meta:non-whitespace-character-count="4224"/>
  </office:meta>
</office:document-meta>
</file>